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84b4" officeooo:paragraph-rsid="001384b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384b4" officeooo:paragraph-rsid="001384b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84b4" officeooo:paragraph-rsid="001384b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384b4" officeooo:paragraph-rsid="001384b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3e0fa" officeooo:paragraph-rsid="0013e0fa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c19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y Stack</text:p>
      <text:p text:style-name="P2"/>
      <text:p text:style-name="P3">Description: <text:span text:style-name="T1">Technologies used for creating </text:span><text:a xlink:type="simple" xlink:href="http://www.gizmodo.com/"><text:span text:style-name="T2">http://www.gizmodo.com/</text:span></text:a></text:p>
      <text:p text:style-name="P3"/>
      <text:p text:style-name="P3"><text:span text:style-name="T2">M</text:span><text:span text:style-name="T1">arkUp Language:</text:span></text:p>
      <text:p text:style-name="P3"><text:span text:style-name="T1"><text:tab/><text:tab/>HTML5</text:span></text:p>
      <text:p text:style-name="P3"><text:span text:style-name="T1"/></text:p>
      <text:p text:style-name="P3"><text:span text:style-name="T1">Styling Language:</text:span></text:p>
      <text:p text:style-name="P3"><text:span text:style-name="T1"><text:tab/>CSS3</text:span></text:p>
      <text:p text:style-name="P3"><text:span text:style-name="T1"/></text:p>
      <text:p text:style-name="P3"><text:span text:style-name="T1">Preprocessor:</text:span></text:p>
      <text:p text:style-name="P3"><text:span text:style-name="T1"><text:tab/>Sass/Scss</text:span></text:p>
      <text:p text:style-name="P3"/>
      <text:p text:style-name="P3"><text:span text:style-name="T1">Frameworks:</text:span></text:p>
      <text:p text:style-name="P3"><text:span text:style-name="T1"><text:tab/>Compass</text:span></text:p>
      <text:p text:style-name="P3"/>
      <text:p text:style-name="P4">Text Editor:</text:p>
      <text:p text:style-name="P4"><text:tab/>Sublime-Text</text:p>
      <text:p text:style-name="P4"/>
      <text:p text:style-name="P4">Version Control:<text:line-break/><text:tab/>Git</text:p>
      <text:p text:style-name="P4"/>
      <text:p text:style-name="P4">Scripting Language:<text:line-break/><text:tab/>JavaScript with jQuery.</text:p>
      <text:p text:style-name="P4"/>
      <text:p text:style-name="P5">OS:<text:line-break/><text:tab/>Ubuntu 14.04</text:p>
      <text:p text:style-name="P4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28:06.431434233</meta:creation-date>
    <dc:date>2016-08-30T12:35:53.297802483</dc:date>
    <meta:editing-duration>PT1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32" meta:character-count="277" meta:non-whitespace-character-count="251"/>
  </office:meta>
</office:document-meta>
</file>